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in" fo:orphans="2" fo:widows="2" fo:text-indent="0in" style:auto-text-indent="false"/>
      <style:text-properties fo:font-variant="normal" fo:text-transform="none" fo:color="#000000" style:font-name="Times New Roman1" fo:letter-spacing="normal" fo:font-style="normal" fo:font-weight="normal" fo:background-color="transparent"/>
    </style:style>
    <style:style style:name="T1" style:family="text">
      <style:text-properties style:text-line-through-style="none" style:font-name="Arial1" fo:font-size="11pt" style:text-underline-style="none" style:text-blink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internal-source-marker_0.061179246520623565"/><text:span text:style-name="T1">An Explanation of the Class Diagram</text:span><text:line-break/><text:line-break/><text:span text:style-name="T1">The highest-level element in the design is the Layer interface.  This interface represents a collection of all of the Drawables that exist at a particular ‘depth’.  These Layers can be iterated through, literally constructing the view from the ground up.</text:span><text:line-break/><text:line-break/><text:span text:style-name="T1">Game View Layers</text:span><text:line-break/><text:span text:style-name="T1">UI Panel Layer</text:span><text:line-break/><text:span text:style-name="T1">Buttons Layer</text:span><text:line-break/><text:span text:style-name="T1">Tooltip Layer</text:span><text:line-break/><text:line-break/><text:span text:style-name="T1">The three classes that implement the Layer interface are the DrawablesLayer, StrategicView, and TacticalView.  The DrawablesLayer is a simple aggregate of Drawables.  The StrategicView is composed of two DrawablesLayers - the ground layer and the layer that holds all the strategic view stuff (Like FlowIndicators and ColoredEdges) - and enforces the obvious ordering.  The TacticalView is composed of two DrawableLayers - the ground layer and the units and buildings layer.</text:span><text:line-break/><text:line-break/><text:span text:style-name="T1">The Animation class is an aggregate of Sprites, with the ability to map time elapsed since the start of the animation (since the current state began) to specific Sprites.  Many Drawable elements have one or more Animations, each of which corresponds to a particular state that the Drawable can be in (Moving, firing, dying, being constructed, etc.).  Once an Animation is selected (based on the current state), the Animation uses the time since the current state began to determine the frame (Sprite) to be displayed.</text:span><text:line-break/><text:line-break/><text:span text:style-name="T1">Remember that everything is going to be loaded from files - so there will not be separate classes for different units.  Thus, to determine which Animations correspond to which unit type, use the URL of the folder that specifies the units to identify both units in the game state and their corresponding Animations.  Or if you have a better idea, do that.</text:span><text:line-break/><text:line-break/><text:span text:style-name="T1">All the panels can draw their own shit, but some of them might have buttons, which would of course draw themselves.  Remember, though, that the buttons are in a different layer and thus the Panels shouldn’t tell them when and how to draw.</text:span><text:line-break/><text:line-break/><text:span text:style-name="T1">And yes, we know the class diagram is syntactically incorrec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itus Klinge</meta:initial-creator>
    <meta:creation-date>2010-09-21T23:16:28</meta:creation-date>
    <meta:document-statistic meta:table-count="0" meta:image-count="0" meta:object-count="0" meta:page-count="1" meta:paragraph-count="1" meta:word-count="327" meta:character-count="2007"/>
    <dc:date>2010-09-21T23:16:58</dc:date>
    <dc:creator>Titus Klinge</dc:creator>
    <meta:editing-duration>PT00H00M30S</meta:editing-duration>
    <meta:editing-cycles>1</meta:editing-cycles>
    <meta:generator>OpenOffice.org/3.2$Linux OpenOffice.org_project/320m12$Build-9483</meta:generator>
  </office:meta>
</office:document-meta>
</file>